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OÑON MARTINEZ, BRICELA DAMAR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OÑON MARTINEZ, BRICELA DAMAR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8208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ERRERA CORDOVA, ELIO ANTONI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772908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49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